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8.601cm"/>
    </style:style>
    <style:style style:name="co3" style:family="table-column">
      <style:table-column-properties fo:break-before="auto" style:column-width="13.236cm"/>
    </style:style>
    <style:style style:name="co4" style:family="table-column">
      <style:table-column-properties fo:break-before="auto" style:column-width="13.653cm"/>
    </style:style>
    <style:style style:name="co5" style:family="table-column">
      <style:table-column-properties fo:break-before="auto" style:column-width="10.351cm"/>
    </style:style>
    <style:style style:name="co6" style:family="table-column">
      <style:table-column-properties fo:break-before="auto" style:column-width="12.626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style:font-name="Calibri" fo:font-size="13pt" fo:font-style="italic" style:font-size-asian="13pt" style:font-style-asian="italic" style:font-size-complex="13pt" style:font-style-complex="italic"/>
    </style:style>
    <style:style style:name="ce3" style:family="table-cell" style:parent-style-name="Excel_20_Built-in_20_Normal">
      <style:text-properties style:font-name="Calibri" fo:font-size="13pt" fo:font-style="italic" style:font-size-asian="13pt" style:font-style-asian="italic" style:font-size-complex="13pt" style:font-style-complex="italic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Calibri1" style:font-size-complex="13pt" style:font-style-complex="italic" style:font-weight-complex="normal"/>
    </style:style>
    <style:style style:name="ce5" style:family="table-cell" style:parent-style-name="Excel_20_Built-in_20_Normal">
      <style:table-cell-properties fo:background-color="#99ff99"/>
      <style:text-properties style:font-name="Calibri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ff"/>
      <style:text-properties style:font-name="Calibri" fo:font-size="13pt" fo:font-style="italic" style:font-size-asian="13pt" style:font-style-asian="italic" style:font-size-complex="13pt" style:font-style-complex="italic"/>
    </style:style>
    <style:style style:name="ce7" style:family="table-cell" style:parent-style-name="Default">
      <style:table-cell-properties fo:background-color="#99ff99"/>
      <style:text-properties style:font-name="Calibri" fo:font-size="13pt" fo:font-style="italic" style:font-size-asian="13pt" style:font-style-asian="italic" style:font-size-complex="13pt" style:font-style-complex="italic"/>
    </style:style>
    <style:style style:name="ce8" style:family="table-cell" style:parent-style-name="Excel_20_Built-in_20_Normal">
      <style:table-cell-properties fo:background-color="#ffffff"/>
      <style:text-properties style:font-name="Calibri" fo:font-size="13pt" fo:font-style="italic" style:font-size-asian="13pt" style:font-style-asian="italic" style:font-size-complex="13pt" style:font-style-complex="italic"/>
    </style:style>
    <style:style style:name="ce9" style:family="table-cell" style:parent-style-name="Excel_20_Built-in_20_Normal" style:data-style-name="N8000">
      <style:text-properties fo:color="#000000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Calibri1" style:font-size-complex="13pt" style:font-style-complex="italic" style:font-weight-complex="normal"/>
    </style:style>
    <style:style style:name="ce10" style:family="table-cell" style:parent-style-name="Excel_20_Built-in_20_Normal" style:data-style-name="N8000">
      <style:text-properties fo:color="#000000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Arial1" style:font-size-complex="13pt" style:font-style-complex="italic" style:font-weight-complex="normal"/>
    </style:style>
    <style:style style:name="ce11" style:family="table-cell" style:parent-style-name="Default">
      <style:text-properties fo:color="#9900ff" style:font-name="Calibri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12" style:family="table-cell" style:parent-style-name="Excel_20_Built-in_20_Normal">
      <style:text-properties fo:color="#9900ff" style:font-name="Calibri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13" style:family="table-cell" style:parent-style-name="Default">
      <style:table-cell-properties fo:background-color="#ffffff"/>
      <style:text-properties fo:color="#9900ff" style:font-name="Calibri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14" style:family="table-cell" style:parent-style-name="Default">
      <style:table-cell-properties fo:background-color="#ffffff"/>
      <style:text-properties fo:color="#9900ff" style:font-name="Calibri" fo:font-size="13pt" fo:font-style="italic" style:font-size-asian="13pt" style:font-style-asian="italic" style:font-size-complex="13pt" style:font-style-complex="italic"/>
    </style:style>
    <style:style style:name="ce15" style:family="table-cell" style:parent-style-name="Excel_20_Built-in_20_Normal">
      <style:text-properties fo:color="#9900ff" style:font-name="Calibri" fo:font-size="13pt" fo:font-style="italic" style:font-size-asian="13pt" style:font-style-asian="italic" style:font-size-complex="13pt" style:font-style-complex="italic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1" style:font-size-complex="13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ce3"/>
        <table:table-column table:style-name="co8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6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2" office:value-type="string">
            <text:p>&lt;html lang : defaut&gt;</text:p>
          </table:table-cell>
          <table:table-cell table:style-name="ce2" office:value-type="string">
            <text:p>il n'y a pas de langues par défaut</text:p>
          </table:table-cell>
          <table:table-cell table:style-name="ce2" office:value-type="string">
            <text:p>Utiliser la langue de la position géographique</text:p>
          </table:table-cell>
          <table:table-cell table:style-name="ce2" office:value-type="string">
            <text:p>&lt;html lang : fr&gt;</text:p>
          </table:table-cell>
          <table:table-cell table:style-name="ce11" office:value-type="string">
            <text:p>https://developer.mozilla.org/fr/docs/Web/HTML/Element/html#Accessibilit%C3%A9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balise &lt;meta name : keywords &gt;</text:p>
          </table:table-cell>
          <table:table-cell table:style-name="ce2" office:value-type="string">
            <text:p>cette balise est obsolète et n'est pas lu par Google</text:p>
          </table:table-cell>
          <table:table-cell table:style-name="ce2" office:value-type="string">
            <text:p>ne pas utiliser cette balise</text:p>
          </table:table-cell>
          <table:table-cell table:style-name="ce2" office:value-type="string">
            <text:p>retirer la balise</text:p>
          </table:table-cell>
          <table:table-cell table:style-name="ce11" office:value-type="string">
            <text:p>https://www.definitions-seo.com/definition-de-balise-meta-keywords/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5" office:value-type="string">
            <text:p>balise &lt;title&gt; vide</text:p>
          </table:table-cell>
          <table:table-cell office:value-type="string">
            <text:p>aucun nom dans les onglets de navigations</text:p>
          </table:table-cell>
          <table:table-cell office:value-type="string">
            <text:p>Nommer la page web</text:p>
          </table:table-cell>
          <table:table-cell table:style-name="ce9" office:value-type="string">
            <text:p>ajouter un titre dans la balise &lt;title&gt;</text:p>
          </table:table-cell>
          <table:table-cell table:style-name="ce12" office:value-type="string">
            <text:p>https://www.thomascubel.com/balise-title-seo/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5" office:value-type="string">
            <text:p>utilisation de black hat (header et le footer)</text:p>
          </table:table-cell>
          <table:table-cell office:value-type="string">
            <text:p>mots-clefs dissimulés autour de l'icone police 1px et blanc sur blanc dans le footer</text:p>
          </table:table-cell>
          <table:table-cell office:value-type="string">
            <text:p>NE PAS UTILISER LE BLACK HAT</text:p>
          </table:table-cell>
          <table:table-cell table:style-name="ce9" office:value-type="string">
            <text:p>supprimer les &lt;div  class : keywords&gt;</text:p>
          </table:table-cell>
          <table:table-cell table:style-name="ce12" office:value-type="string">
            <text:p>https://www.redacteur.com/blog/seo-techniques-black-hat/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O / Accessibilité</text:p>
          </table:table-cell>
          <table:table-cell table:style-name="ce2" office:value-type="string">
            <text:p>texte mal inséré</text:p>
          </table:table-cell>
          <table:table-cell office:value-type="string">
            <text:p>texte dans une balise &lt;img&gt;</text:p>
          </table:table-cell>
          <table:table-cell office:value-type="string">
            <text:p>ne pas mettre de texte dans une image</text:p>
          </table:table-cell>
          <table:table-cell table:style-name="ce9" office:value-type="string">
            <text:p>utilisé une balise &lt;p&gt; pour mettre en forme le txt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string">
            <text:p>SEO / Accessibilité</text:p>
          </table:table-cell>
          <table:table-cell table:style-name="ce5" office:value-type="string">
            <text:p>Alt et mots-clefs non adaptés</text:p>
          </table:table-cell>
          <table:table-cell office:value-type="string">
            <text:p>webdesign paris ??? entreprise basée a Lyon</text:p>
          </table:table-cell>
          <table:table-cell office:value-type="string">
            <text:p>recherches les bons mots-clefs pour constituer correctement le ALT</text:p>
          </table:table-cell>
          <table:table-cell table:style-name="ce10" office:value-type="string">
            <text:p>utilisés les bons mots-clefs et une descriptions lisibles pour les moteurs de recherches</text:p>
          </table:table-cell>
          <table:table-cell table:style-name="ce12" office:value-type="string">
            <text:p>https://smartkeyword.io/seo-on-page-images-attribut-alt/</text:p>
          </table:table-cell>
          <table:table-cell table:number-columns-repeated="1018"/>
        </table:table-row>
        <table:table-row table:style-name="ro2">
          <table:table-cell office:value-type="string">
            <text:p>SEO </text:p>
          </table:table-cell>
          <table:table-cell office:value-type="string">
            <text:p>image au mauvais format</text:p>
          </table:table-cell>
          <table:table-cell office:value-type="string">
            <text:p>3 images sont au format .bmp</text:p>
          </table:table-cell>
          <table:table-cell office:value-type="string">
            <text:p>mettre les images au format jpeg ou png</text:p>
          </table:table-cell>
          <table:table-cell table:style-name="ce9" office:value-type="string">
            <text:p>modifier les images qui sont au mauvais format</text:p>
          </table:table-cell>
          <table:table-cell table:style-name="ce12" office:value-type="string">
            <text:p>https://www.ukonline.be/programmation/html/tutoriel/chapitre3/page1.php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images trop volumineuses</text:p>
          </table:table-cell>
          <table:table-cell office:value-type="string">
            <text:p>les images ne sont pas compressé</text:p>
          </table:table-cell>
          <table:table-cell office:value-type="string">
            <text:p>utiliser une taille d'image adaptée</text:p>
          </table:table-cell>
          <table:table-cell table:style-name="ce9" office:value-type="string">
            <text:p>réduire la taille des images trop volumineuse</text:p>
          </table:table-cell>
          <table:table-cell table:style-name="ce12" office:value-type="string">
            <text:p>https://www.oscar-referencement.com/astuces-optimiser-images-referencement-naturel/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Input type="email" page 2</text:p>
          </table:table-cell>
          <table:table-cell table:style-name="ce2" office:value-type="string">
            <text:p>utilisation du mauvais type</text:p>
          </table:table-cell>
          <table:table-cell table:style-name="ce2" office:value-type="string">
            <text:p>lors de l'utilisation d'un input il faut déclarer le type correspondant</text:p>
          </table:table-cell>
          <table:table-cell table:style-name="ce2" office:value-type="string">
            <text:p>utiliser type= '' text ''</text:p>
          </table:table-cell>
          <table:table-cell table:style-name="ce11" office:value-type="string">
            <text:p>https://developer.mozilla.org/fr/docs/Web/HTML/Element/Input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modifier nom du fichier page2.html</text:p>
          </table:table-cell>
          <table:table-cell table:style-name="ce2" office:value-type="string">
            <text:p>page2.html est un nom de fichier qui ne fait pas parti des bonnes pratiques web</text:p>
          </table:table-cell>
          <table:table-cell table:style-name="ce2" office:value-type="string">
            <text:p>renommer le fichier</text:p>
          </table:table-cell>
          <table:table-cell table:style-name="ce2" office:value-type="string">
            <text:p>contact.html</text:p>
          </table:table-cell>
          <table:table-cell table:style-name="ce11" office:value-type="string">
            <text:p>http://www.seo-reference.net/optimisation/fichier.html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6" office:value-type="string">
            <text:p>lien réseaux sociaux vides</text:p>
          </table:table-cell>
          <table:table-cell table:style-name="ce2" office:value-type="string">
            <text:p>lorsque l'on clique sur une icône elle ne mene a rien</text:p>
          </table:table-cell>
          <table:table-cell table:style-name="ce2" office:value-type="string">
            <text:p>rendre l’icône cliquable vers les bons sites</text:p>
          </table:table-cell>
          <table:table-cell table:style-name="ce2" office:value-type="string">
            <text:p>modifier l'ancre et ajouter L’URL des réseaux sociaux</text:p>
          </table:table-cell>
          <table:table-cell table:style-name="ce11" office:value-type="string">
            <text:p>https://www.twaino.com/blog/marketing/boutons-reseaux-sociaux/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 </text:p>
          </table:table-cell>
          <table:table-cell table:style-name="ce5" office:value-type="string">
            <text:p>aucunes structure sémantiques </text:p>
          </table:table-cell>
          <table:table-cell office:value-type="string">
            <text:p>le code source ne contient que des &lt;div&gt;</text:p>
          </table:table-cell>
          <table:table-cell office:value-type="string">
            <text:p>structurer le code a l'aide des bonnes balises sémantiques</text:p>
          </table:table-cell>
          <table:table-cell table:style-name="ce10" office:value-type="string">
            <text:p>remplacer les div par les balises sémantiques </text:p>
          </table:table-cell>
          <table:table-cell table:style-name="ce12" office:value-type="string">
            <text:p>https://oseox.fr/referencement/balisage-semantique.html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7" office:value-type="string">
            <text:p>liens morts dans le footer</text:p>
          </table:table-cell>
          <table:table-cell table:style-name="ce2" office:value-type="string">
            <text:p>les liens partenaires sont des liens morts</text:p>
          </table:table-cell>
          <table:table-cell table:style-name="ce2" office:value-type="string">
            <text:p>ne pas insérer de liens morts</text:p>
          </table:table-cell>
          <table:table-cell table:style-name="ce2" office:value-type="string">
            <text:p>supprimer les liens morts</text:p>
          </table:table-cell>
          <table:table-cell table:style-name="ce11" office:value-type="string">
            <text:p>https://www.redacteur.com/blog/seo-reparer-liens-brises/#:~:text=%C3%89galement%20connus%20sous%20le%20nom,ou%20un%20message%20d'erreur.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accessibilité</text:p>
          </table:table-cell>
          <table:table-cell table:style-name="ce5" office:value-type="string">
            <text:p>contraste</text:p>
          </table:table-cell>
          <table:table-cell office:value-type="string">
            <text:p>des zones du site sont trop claire</text:p>
          </table:table-cell>
          <table:table-cell office:value-type="string">
            <text:p>adapter un contraste net</text:p>
          </table:table-cell>
          <table:table-cell office:value-type="string">
            <text:p>changer couleur texte plus foncé</text:p>
          </table:table-cell>
          <table:table-cell table:style-name="ce12" office:value-type="string">
            <text:p>https://developer.mozilla.org/fr/docs/Accessibilit%C3%A9/Checklist_accessibilite_mobile</text:p>
          </table:table-cell>
          <table:table-cell table:number-columns-repeated="1018"/>
        </table:table-row>
        <table:table-row table:style-name="ro2">
          <table:table-cell office:value-type="string">
            <text:p>accessibilité</text:p>
          </table:table-cell>
          <table:table-cell table:style-name="ce6" office:value-type="string">
            <text:p>problème de police</text:p>
          </table:table-cell>
          <table:table-cell table:style-name="ce2" office:value-type="string">
            <text:p>police utilisé trop petite sous les images</text:p>
          </table:table-cell>
          <table:table-cell table:style-name="ce2" office:value-type="string">
            <text:p>adapter une police lisible </text:p>
          </table:table-cell>
          <table:table-cell table:style-name="ce2" office:value-type="string">
            <text:p>augmenter la taille de la police</text:p>
          </table:table-cell>
          <table:table-cell table:style-name="ce13" office:value-type="string">
            <text:p>https://developer.mozilla.org/fr/docs/Accessibilit%C3%A9/Checklist_accessibilite_mobile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corriger les erreurs w3c</text:p>
          </table:table-cell>
          <table:table-cell table:style-name="ce2" office:value-type="string">
            <text:p>les erreurs w3c indiquent d'une mauvaise pratiques du web</text:p>
          </table:table-cell>
          <table:table-cell table:style-name="ce2" office:value-type="string">
            <text:p>corriger ces erreurs et ainsi adopter les bonnes pratiques</text:p>
          </table:table-cell>
          <table:table-cell table:style-name="ce2" office:value-type="string">
            <text:p>correction des erreurs W3C</text:p>
          </table:table-cell>
          <table:table-cell table:style-name="ce14" office:value-type="string">
            <text:p>https://jaetheme.com/blog/valider-site-w3c/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SEO</text:p>
          </table:table-cell>
          <table:table-cell table:style-name="ce8" office:value-type="string">
            <text:p>balise &lt;meta name : description&gt; vide</text:p>
          </table:table-cell>
          <table:table-cell office:value-type="string">
            <text:p>aucune description dans cette balise peut inciter les clients a ne pas visiter le site et donc reduire le CTR</text:p>
          </table:table-cell>
          <table:table-cell office:value-type="string">
            <text:p>insérer une description claire et ludique</text:p>
          </table:table-cell>
          <table:table-cell office:value-type="string">
            <text:p>insérer une description claire et ludique pour nos clients</text:p>
          </table:table-cell>
          <table:table-cell table:style-name="ce15" office:value-type="string">
            <text:p><text:a xlink:href="https://www.webrankinfo.com/dossiers/conseils/balise-meta-description">https://www.webrankinfo.com/dossiers/conseils/balise-meta-description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table:style-name="ce5" office:value-type="string">
            <text:p>balises &lt;script&gt; mal positionnés ou sans attributs</text:p>
          </table:table-cell>
          <table:table-cell office:value-type="string">
            <text:p>les &lt;script&gt; sont mal positionnés et ralentissent l'ouverture du site</text:p>
          </table:table-cell>
          <table:table-cell office:value-type="string">
            <text:p>utiliser les attributs async ou defer pour différer l’exécution du script</text:p>
          </table:table-cell>
          <table:table-cell office:value-type="string">
            <text:p>insérer l'attribut defer aux &lt;script&gt;</text:p>
          </table:table-cell>
          <table:table-cell table:style-name="ce12" office:value-type="string">
            <text:p>https://www.alsacreations.com/astuce/lire/1562-script-attribut-async-defer.html#:~:text=L'attribut%20defer&amp;text=Il%20signifie%20que%20le%20navigateur,dans%20le%20code%20source%20HTML.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table:style-name="ce5" office:value-type="string">
            <text:p>Pas de sitemap</text:p>
          </table:table-cell>
          <table:table-cell office:value-type="string">
            <text:p>aucun sitemap mis en place altère a l'optimisation du site</text:p>
          </table:table-cell>
          <table:table-cell office:value-type="string">
            <text:p>insérer un sitemap afin d'optimiser son référencement SEO</text:p>
          </table:table-cell>
          <table:table-cell office:value-type="string">
            <text:p>créer et insérer un sitemap .xml</text:p>
          </table:table-cell>
          <table:table-cell table:style-name="ce15" office:value-type="string">
            <text:p>https://developers.google.com/search/docs/advanced/sitemaps/overview?hl=fr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table:style-name="ce5" office:value-type="string">
            <text:p>Le sites n'a pas de focus</text:p>
          </table:table-cell>
          <table:table-cell office:value-type="string">
            <text:p>aucun focus sur le site</text:p>
          </table:table-cell>
          <table:table-cell office:value-type="string">
            <text:p>mettre en place un focus pour ameliorer l'accessibilité</text:p>
          </table:table-cell>
          <table:table-cell office:value-type="string">
            <text:p>ajouter focus sur les éléments cliquable </text:p>
          </table:table-cell>
          <table:table-cell table:style-name="ce15" office:value-type="string">
            <text:p>https://a11y-guidelines.orange.com/fr/web/designer/navigation-clavier/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table:style-name="ce5" office:value-type="string">
            <text:p>minification des fichers non optimale</text:p>
          </table:table-cell>
          <table:table-cell office:value-type="string">
            <text:p>tout les fichiers ne sont pas minifier </text:p>
          </table:table-cell>
          <table:table-cell office:value-type="string">
            <text:p>minifier les fichiers permet d'optimiser les performance du site et désencombrer le réseau</text:p>
          </table:table-cell>
          <table:table-cell office:value-type="string">
            <text:p>minifier fichier : JS/ CSS </text:p>
          </table:table-cell>
          <table:table-cell table:style-name="ce15" office:value-type="string">
            <text:p>https://www.it-connect.fr/quest-ce-que-la-minification/</text:p>
          </table:table-cell>
          <table:table-cell table:number-columns-repeated="1018"/>
        </table:table-row>
        <table:table-row table:style-name="ro1" table:number-rows-repeated="97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2">12/01/2021</text:date>, <text:time>23:2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01-12T23:27:53.76</dc:date>
    <meta:editing-duration>P4DT19H53M7S</meta:editing-duration>
    <meta:editing-cycles>37</meta:editing-cycles>
    <meta:document-statistic meta:table-count="1" meta:cell-count="131" meta:object-count="0"/>
  </office:meta>
</office:document-meta>
</file>